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56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head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4:.K4]);&quot;&quot;)" office:value-type="float" office:value="0.899" calcext:value-type="float">
            <text:p>0.90</text:p>
          </table:table-cell>
          <table:table-cell table:style-name="ce7" table:formula="of:=IF(MIN([.B4:.K4])=0;&quot;&quot;;MIN([.B4:.K4]))" office:value-type="float" office:value="0.88" calcext:value-type="float">
            <text:p>0.88</text:p>
          </table:table-cell>
          <table:table-cell table:style-name="ce7" table:formula="of:=IF(MAX([.B4:.K4])=0;&quot;&quot;;MAX([.B4:.K4]))" office:value-type="float" office:value="0.91" calcext:value-type="float">
            <text:p>0.91</text:p>
          </table:table-cell>
          <table:table-cell table:style-name="ce7" table:formula="of:=IFERROR([.N4]-[.M4];&quot;&quot;)" office:value-type="float" office:value="0.03" calcext:value-type="float">
            <text:p>0.03</text:p>
          </table:table-cell>
          <table:table-cell table:style-name="ce9" table:formula="of:=IFERROR([.N4]-[.L4];&quot;&quot;)" office:value-type="float" office:value="0.011" calcext:value-type="float">
            <text:p>0.01</text:p>
          </table:table-cell>
          <table:table-cell table:style-name="ce9" table:formula="of:=IFERROR([.L4]-[.M4];&quot;&quot;)" office:value-type="float" office:value="0.01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5:.K5]);&quot;&quot;)" office:value-type="float" office:value="0.945" calcext:value-type="float">
            <text:p>0.95</text:p>
          </table:table-cell>
          <table:table-cell table:style-name="ce7" table:formula="of:=IF(MIN([.B5:.K5])=0;&quot;&quot;;MIN([.B5:.K5]))" office:value-type="float" office:value="0.93" calcext:value-type="float">
            <text:p>0.93</text:p>
          </table:table-cell>
          <table:table-cell table:style-name="ce7" table:formula="of:=IF(MAX([.B5:.K5])=0;&quot;&quot;;MAX([.B5:.K5]))" office:value-type="float" office:value="0.97" calcext:value-type="float">
            <text:p>0.97</text:p>
          </table:table-cell>
          <table:table-cell table:style-name="ce7" table:formula="of:=IFERROR([.N5]-[.M5];&quot;&quot;)" office:value-type="float" office:value="0.0399999999999999" calcext:value-type="float">
            <text:p>0.04</text:p>
          </table:table-cell>
          <table:table-cell table:style-name="ce9" table:formula="of:=IFERROR([.N5]-[.L5];&quot;&quot;)" office:value-type="float" office:value="0.025" calcext:value-type="float">
            <text:p>0.03</text:p>
          </table:table-cell>
          <table:table-cell table:style-name="ce9" table:formula="of:=IFERROR([.L5]-[.M5];&quot;&quot;)" office:value-type="float" office:value="0.0149999999999999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6:.K6]);&quot;&quot;)" office:value-type="float" office:value="0.81" calcext:value-type="float">
            <text:p>0.81</text:p>
          </table:table-cell>
          <table:table-cell table:style-name="ce7" table:formula="of:=IF(MIN([.B6:.K6])=0;&quot;&quot;;MIN([.B6:.K6]))" office:value-type="float" office:value="0.79" calcext:value-type="float">
            <text:p>0.79</text:p>
          </table:table-cell>
          <table:table-cell table:style-name="ce7" table:formula="of:=IF(MAX([.B6:.K6])=0;&quot;&quot;;MAX([.B6:.K6]))" office:value-type="float" office:value="0.82" calcext:value-type="float">
            <text:p>0.82</text:p>
          </table:table-cell>
          <table:table-cell table:style-name="ce7" table:formula="of:=IFERROR([.N6]-[.M6];&quot;&quot;)" office:value-type="float" office:value="0.0299999999999999" calcext:value-type="float">
            <text:p>0.03</text:p>
          </table:table-cell>
          <table:table-cell table:style-name="ce9" table:formula="of:=IFERROR([.N6]-[.L6];&quot;&quot;)" office:value-type="float" office:value="0.00999999999999979" calcext:value-type="float">
            <text:p>0.01</text:p>
          </table:table-cell>
          <table:table-cell table:style-name="ce9" table:formula="of:=IFERROR([.L6]-[.M6];&quot;&quot;)" office:value-type="float" office:value="0.020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7:.K7]);&quot;&quot;)" office:value-type="float" office:value="1.063" calcext:value-type="float">
            <text:p>1.06</text:p>
          </table:table-cell>
          <table:table-cell table:style-name="ce7" table:formula="of:=IF(MIN([.B7:.K7])=0;&quot;&quot;;MIN([.B7:.K7]))" office:value-type="float" office:value="1.04" calcext:value-type="float">
            <text:p>1.04</text:p>
          </table:table-cell>
          <table:table-cell table:style-name="ce7" table:formula="of:=IF(MAX([.B7:.K7])=0;&quot;&quot;;MAX([.B7:.K7]))" office:value-type="float" office:value="1.08" calcext:value-type="float">
            <text:p>1.08</text:p>
          </table:table-cell>
          <table:table-cell table:style-name="ce7" table:formula="of:=IFERROR([.N7]-[.M7];&quot;&quot;)" office:value-type="float" office:value="0.04" calcext:value-type="float">
            <text:p>0.04</text:p>
          </table:table-cell>
          <table:table-cell table:style-name="ce9" table:formula="of:=IFERROR([.N7]-[.L7];&quot;&quot;)" office:value-type="float" office:value="0.0169999999999999" calcext:value-type="float">
            <text:p>0.02</text:p>
          </table:table-cell>
          <table:table-cell table:style-name="ce9" table:formula="of:=IFERROR([.L7]-[.M7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8:.K8]);&quot;&quot;)" office:value-type="float" office:value="0.849" calcext:value-type="float">
            <text:p>0.85</text:p>
          </table:table-cell>
          <table:table-cell table:style-name="ce7" table:formula="of:=IF(MIN([.B8:.K8])=0;&quot;&quot;;MIN([.B8:.K8]))" office:value-type="float" office:value="0.82" calcext:value-type="float">
            <text:p>0.82</text:p>
          </table:table-cell>
          <table:table-cell table:style-name="ce7" table:formula="of:=IF(MAX([.B8:.K8])=0;&quot;&quot;;MAX([.B8:.K8]))" office:value-type="float" office:value="0.88" calcext:value-type="float">
            <text:p>0.88</text:p>
          </table:table-cell>
          <table:table-cell table:style-name="ce7" table:formula="of:=IFERROR([.N8]-[.M8];&quot;&quot;)" office:value-type="float" office:value="0.0600000000000001" calcext:value-type="float">
            <text:p>0.06</text:p>
          </table:table-cell>
          <table:table-cell table:style-name="ce9" table:formula="of:=IFERROR([.N8]-[.L8];&quot;&quot;)" office:value-type="float" office:value="0.031" calcext:value-type="float">
            <text:p>0.03</text:p>
          </table:table-cell>
          <table:table-cell table:style-name="ce9" table:formula="of:=IFERROR([.L8]-[.M8];&quot;&quot;)" office:value-type="float" office:value="0.029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head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9:.K9]);&quot;&quot;)" office:value-type="float" office:value="1.045" calcext:value-type="float">
            <text:p>1.05</text:p>
          </table:table-cell>
          <table:table-cell table:style-name="ce7" table:formula="of:=IF(MIN([.B9:.K9])=0;&quot;&quot;;MIN([.B9:.K9]))" office:value-type="float" office:value="1.01" calcext:value-type="float">
            <text:p>1.01</text:p>
          </table:table-cell>
          <table:table-cell table:style-name="ce7" table:formula="of:=IF(MAX([.B9:.K9])=0;&quot;&quot;;MAX([.B9:.K9]))" office:value-type="float" office:value="1.08" calcext:value-type="float">
            <text:p>1.08</text:p>
          </table:table-cell>
          <table:table-cell table:style-name="ce7" table:formula="of:=IFERROR([.N9]-[.M9];&quot;&quot;)" office:value-type="float" office:value="0.0700000000000001" calcext:value-type="float">
            <text:p>0.07</text:p>
          </table:table-cell>
          <table:table-cell table:style-name="ce9" table:formula="of:=IFERROR([.N9]-[.L9];&quot;&quot;)" office:value-type="float" office:value="0.0349999999999997" calcext:value-type="float">
            <text:p>0.03</text:p>
          </table:table-cell>
          <table:table-cell table:style-name="ce9" table:formula="of:=IFERROR([.L9]-[.M9];&quot;&quot;)" office:value-type="float" office:value="0.0350000000000004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10:.K10]);&quot;&quot;)" office:value-type="float" office:value="0.962" calcext:value-type="float">
            <text:p>0.96</text:p>
          </table:table-cell>
          <table:table-cell table:style-name="ce7" table:formula="of:=IF(MIN([.B10:.K10])=0;&quot;&quot;;MIN([.B10:.K10]))" office:value-type="float" office:value="0.93" calcext:value-type="float">
            <text:p>0.93</text:p>
          </table:table-cell>
          <table:table-cell table:style-name="ce7" table:formula="of:=IF(MAX([.B10:.K10])=0;&quot;&quot;;MAX([.B10:.K10]))" office:value-type="float" office:value="1" calcext:value-type="float">
            <text:p>1.00</text:p>
          </table:table-cell>
          <table:table-cell table:style-name="ce7" table:formula="of:=IFERROR([.N10]-[.M10];&quot;&quot;)" office:value-type="float" office:value="0.07" calcext:value-type="float">
            <text:p>0.07</text:p>
          </table:table-cell>
          <table:table-cell table:style-name="ce9" table:formula="of:=IFERROR([.N10]-[.L10];&quot;&quot;)" office:value-type="float" office:value="0.0380000000000003" calcext:value-type="float">
            <text:p>0.04</text:p>
          </table:table-cell>
          <table:table-cell table:style-name="ce9" table:formula="of:=IFERROR([.L10]-[.M10];&quot;&quot;)" office:value-type="float" office:value="0.0319999999999997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11:.K11]);&quot;&quot;)" office:value-type="float" office:value="0.842" calcext:value-type="float">
            <text:p>0.84</text:p>
          </table:table-cell>
          <table:table-cell table:style-name="ce7" table:formula="of:=IF(MIN([.B11:.K11])=0;&quot;&quot;;MIN([.B11:.K11]))" office:value-type="float" office:value="0.82" calcext:value-type="float">
            <text:p>0.82</text:p>
          </table:table-cell>
          <table:table-cell table:style-name="ce7" table:formula="of:=IF(MAX([.B11:.K11])=0;&quot;&quot;;MAX([.B11:.K11]))" office:value-type="float" office:value="0.86" calcext:value-type="float">
            <text:p>0.86</text:p>
          </table:table-cell>
          <table:table-cell table:style-name="ce7" table:formula="of:=IFERROR([.N11]-[.M11];&quot;&quot;)" office:value-type="float" office:value="0.04" calcext:value-type="float">
            <text:p>0.04</text:p>
          </table:table-cell>
          <table:table-cell table:style-name="ce9" table:formula="of:=IFERROR([.N11]-[.L11];&quot;&quot;)" office:value-type="float" office:value="0.018" calcext:value-type="float">
            <text:p>0.02</text:p>
          </table:table-cell>
          <table:table-cell table:style-name="ce9" table:formula="of:=IFERROR([.L11]-[.M11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2:.K12]);&quot;&quot;)" office:value-type="float" office:value="1.004" calcext:value-type="float">
            <text:p>1.00</text:p>
          </table:table-cell>
          <table:table-cell table:style-name="ce7" table:formula="of:=IF(MIN([.B12:.K12])=0;&quot;&quot;;MIN([.B12:.K12]))" office:value-type="float" office:value="0.99" calcext:value-type="float">
            <text:p>0.99</text:p>
          </table:table-cell>
          <table:table-cell table:style-name="ce7" table:formula="of:=IF(MAX([.B12:.K12])=0;&quot;&quot;;MAX([.B12:.K12]))" office:value-type="float" office:value="1.02" calcext:value-type="float">
            <text:p>1.02</text:p>
          </table:table-cell>
          <table:table-cell table:style-name="ce7" table:formula="of:=IFERROR([.N12]-[.M12];&quot;&quot;)" office:value-type="float" office:value="0.03" calcext:value-type="float">
            <text:p>0.03</text:p>
          </table:table-cell>
          <table:table-cell table:style-name="ce9" table:formula="of:=IFERROR([.N12]-[.L12];&quot;&quot;)" office:value-type="float" office:value="0.016" calcext:value-type="float">
            <text:p>0.02</text:p>
          </table:table-cell>
          <table:table-cell table:style-name="ce9" table:formula="of:=IFERROR([.L12]-[.M12];&quot;&quot;)" office:value-type="float" office:value="0.014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3:.K13]);&quot;&quot;)" office:value-type="float" office:value="1.326" calcext:value-type="float">
            <text:p>1.33</text:p>
          </table:table-cell>
          <table:table-cell table:style-name="ce7" table:formula="of:=IF(MIN([.B13:.K13])=0;&quot;&quot;;MIN([.B13:.K13]))" office:value-type="float" office:value="1.32" calcext:value-type="float">
            <text:p>1.32</text:p>
          </table:table-cell>
          <table:table-cell table:style-name="ce7" table:formula="of:=IF(MAX([.B13:.K13])=0;&quot;&quot;;MAX([.B13:.K13]))" office:value-type="float" office:value="1.33" calcext:value-type="float">
            <text:p>1.33</text:p>
          </table:table-cell>
          <table:table-cell table:style-name="ce7" table:formula="of:=IFERROR([.N13]-[.M13];&quot;&quot;)" office:value-type="float" office:value="0.01" calcext:value-type="float">
            <text:p>0.01</text:p>
          </table:table-cell>
          <table:table-cell table:style-name="ce9" table:formula="of:=IFERROR([.N13]-[.L13];&quot;&quot;)" office:value-type="float" office:value="0.004" calcext:value-type="float">
            <text:p>0.00</text:p>
          </table:table-cell>
          <table:table-cell table:style-name="ce9" table:formula="of:=IFERROR([.L13]-[.M13];&quot;&quot;)" office:value-type="float" office:value="0.00600000000000001" calcext:value-type="float">
            <text:p>0.01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4:.K14]);&quot;&quot;)" office:value-type="float" office:value="1.126" calcext:value-type="float">
            <text:p>1.13</text:p>
          </table:table-cell>
          <table:table-cell table:style-name="ce7" table:formula="of:=IF(MIN([.B14:.K14])=0;&quot;&quot;;MIN([.B14:.K14]))" office:value-type="float" office:value="1.06" calcext:value-type="float">
            <text:p>1.06</text:p>
          </table:table-cell>
          <table:table-cell table:style-name="ce7" table:formula="of:=IF(MAX([.B14:.K14])=0;&quot;&quot;;MAX([.B14:.K14]))" office:value-type="float" office:value="1.15" calcext:value-type="float">
            <text:p>1.15</text:p>
          </table:table-cell>
          <table:table-cell table:style-name="ce7" table:formula="of:=IFERROR([.N14]-[.M14];&quot;&quot;)" office:value-type="float" office:value="0.0899999999999999" calcext:value-type="float">
            <text:p>0.09</text:p>
          </table:table-cell>
          <table:table-cell table:style-name="ce9" table:formula="of:=IFERROR([.N14]-[.L14];&quot;&quot;)" office:value-type="float" office:value="0.024" calcext:value-type="float">
            <text:p>0.02</text:p>
          </table:table-cell>
          <table:table-cell table:style-name="ce9" table:formula="of:=IFERROR([.L14]-[.M14];&quot;&quot;)" office:value-type="float" office:value="0.0659999999999998" calcext:value-type="float">
            <text:p>0.07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15:.K15]);&quot;&quot;)">
            <text:p/>
          </table:table-cell>
          <table:table-cell table:style-name="ce15" table:formula="of:=IF(MIN([.B15:.K15])=0;&quot;&quot;;MIN([.B15:.K15]))">
            <text:p/>
          </table:table-cell>
          <table:table-cell table:style-name="ce15" table:formula="of:=IF(MAX([.B15:.K15])=0;&quot;&quot;;MAX([.B15:.K15]))">
            <text:p/>
          </table:table-cell>
          <table:table-cell table:style-name="ce15" table:formula="of:=IFERROR([.N15]-[.M15];&quot;&quot;)">
            <text:p/>
          </table:table-cell>
          <table:table-cell table:style-name="ce18" table:formula="of:=IFERROR([.N15]-[.L15];&quot;&quot;)">
            <text:p/>
          </table:table-cell>
          <table:table-cell table:style-name="ce19" table:formula="of:=IFERROR([.L15]-[.M15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6:.K16]);&quot;&quot;)" office:value-type="float" office:value="1.319" calcext:value-type="float">
            <text:p>1.32</text:p>
          </table:table-cell>
          <table:table-cell table:style-name="ce7" table:formula="of:=IF(MIN([.B16:.K16])=0;&quot;&quot;;MIN([.B16:.K16]))" office:value-type="float" office:value="1.3" calcext:value-type="float">
            <text:p>1.30</text:p>
          </table:table-cell>
          <table:table-cell table:style-name="ce7" table:formula="of:=IF(MAX([.B16:.K16])=0;&quot;&quot;;MAX([.B16:.K16]))" office:value-type="float" office:value="1.34" calcext:value-type="float">
            <text:p>1.34</text:p>
          </table:table-cell>
          <table:table-cell table:style-name="ce7" table:formula="of:=IFERROR([.N16]-[.M16];&quot;&quot;)" office:value-type="float" office:value="0.04" calcext:value-type="float">
            <text:p>0.04</text:p>
          </table:table-cell>
          <table:table-cell table:style-name="ce9" table:formula="of:=IFERROR([.N16]-[.L16];&quot;&quot;)" office:value-type="float" office:value="0.0209999999999999" calcext:value-type="float">
            <text:p>0.02</text:p>
          </table:table-cell>
          <table:table-cell table:style-name="ce9" table:formula="of:=IFERROR([.L16]-[.M16];&quot;&quot;)" office:value-type="float" office:value="0.019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7:.K17]);&quot;&quot;)" office:value-type="float" office:value="1.049" calcext:value-type="float">
            <text:p>1.05</text:p>
          </table:table-cell>
          <table:table-cell table:style-name="ce7" table:formula="of:=IF(MIN([.B17:.K17])=0;&quot;&quot;;MIN([.B17:.K17]))" office:value-type="float" office:value="1" calcext:value-type="float">
            <text:p>1.00</text:p>
          </table:table-cell>
          <table:table-cell table:style-name="ce7" table:formula="of:=IF(MAX([.B17:.K17])=0;&quot;&quot;;MAX([.B17:.K17]))" office:value-type="float" office:value="1.1" calcext:value-type="float">
            <text:p>1.10</text:p>
          </table:table-cell>
          <table:table-cell table:style-name="ce7" table:formula="of:=IFERROR([.N17]-[.M17];&quot;&quot;)" office:value-type="float" office:value="0.1" calcext:value-type="float">
            <text:p>0.10</text:p>
          </table:table-cell>
          <table:table-cell table:style-name="ce9" table:formula="of:=IFERROR([.N17]-[.L17];&quot;&quot;)" office:value-type="float" office:value="0.0510000000000002" calcext:value-type="float">
            <text:p>0.05</text:p>
          </table:table-cell>
          <table:table-cell table:style-name="ce9" table:formula="of:=IFERROR([.L17]-[.M17];&quot;&quot;)" office:value-type="float" office:value="0.0489999999999999" calcext:value-type="float">
            <text:p>0.05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8:.K18]);&quot;&quot;)" office:value-type="float" office:value="1.042" calcext:value-type="float">
            <text:p>1.04</text:p>
          </table:table-cell>
          <table:table-cell table:style-name="ce7" table:formula="of:=IF(MIN([.B18:.K18])=0;&quot;&quot;;MIN([.B18:.K18]))" office:value-type="float" office:value="1" calcext:value-type="float">
            <text:p>1.00</text:p>
          </table:table-cell>
          <table:table-cell table:style-name="ce7" table:formula="of:=IF(MAX([.B18:.K18])=0;&quot;&quot;;MAX([.B18:.K18]))" office:value-type="float" office:value="1.07" calcext:value-type="float">
            <text:p>1.07</text:p>
          </table:table-cell>
          <table:table-cell table:style-name="ce7" table:formula="of:=IFERROR([.N18]-[.M18];&quot;&quot;)" office:value-type="float" office:value="0.0700000000000001" calcext:value-type="float">
            <text:p>0.07</text:p>
          </table:table-cell>
          <table:table-cell table:style-name="ce9" table:formula="of:=IFERROR([.N18]-[.L18];&quot;&quot;)" office:value-type="float" office:value="0.028" calcext:value-type="float">
            <text:p>0.03</text:p>
          </table:table-cell>
          <table:table-cell table:style-name="ce9" table:formula="of:=IFERROR([.L18]-[.M18];&quot;&quot;)" office:value-type="float" office:value="0.042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19:.K19]);&quot;&quot;)" office:value-type="float" office:value="1.49" calcext:value-type="float">
            <text:p>1.49</text:p>
          </table:table-cell>
          <table:table-cell table:style-name="ce7" table:formula="of:=IF(MIN([.B19:.K19])=0;&quot;&quot;;MIN([.B19:.K19]))" office:value-type="float" office:value="1.4" calcext:value-type="float">
            <text:p>1.40</text:p>
          </table:table-cell>
          <table:table-cell table:style-name="ce7" table:formula="of:=IF(MAX([.B19:.K19])=0;&quot;&quot;;MAX([.B19:.K19]))" office:value-type="float" office:value="1.55" calcext:value-type="float">
            <text:p>1.55</text:p>
          </table:table-cell>
          <table:table-cell table:style-name="ce7" table:formula="of:=IFERROR([.N19]-[.M19];&quot;&quot;)" office:value-type="float" office:value="0.15" calcext:value-type="float">
            <text:p>0.15</text:p>
          </table:table-cell>
          <table:table-cell table:style-name="ce9" table:formula="of:=IFERROR([.N19]-[.L19];&quot;&quot;)" office:value-type="float" office:value="0.0600000000000003" calcext:value-type="float">
            <text:p>0.06</text:p>
          </table:table-cell>
          <table:table-cell table:style-name="ce9" table:formula="of:=IFERROR([.L19]-[.M19];&quot;&quot;)" office:value-type="float" office:value="0.0899999999999999" calcext:value-type="float">
            <text:p>0.09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0:.K20]);&quot;&quot;)" office:value-type="float" office:value="1.453" calcext:value-type="float">
            <text:p>1.45</text:p>
          </table:table-cell>
          <table:table-cell table:style-name="ce7" table:formula="of:=IF(MIN([.B20:.K20])=0;&quot;&quot;;MIN([.B20:.K20]))" office:value-type="float" office:value="1.33" calcext:value-type="float">
            <text:p>1.33</text:p>
          </table:table-cell>
          <table:table-cell table:style-name="ce7" table:formula="of:=IF(MAX([.B20:.K20])=0;&quot;&quot;;MAX([.B20:.K20]))" office:value-type="float" office:value="1.6" calcext:value-type="float">
            <text:p>1.60</text:p>
          </table:table-cell>
          <table:table-cell table:style-name="ce7" table:formula="of:=IFERROR([.N20]-[.M20];&quot;&quot;)" office:value-type="float" office:value="0.27" calcext:value-type="float">
            <text:p>0.27</text:p>
          </table:table-cell>
          <table:table-cell table:style-name="ce9" table:formula="of:=IFERROR([.N20]-[.L20];&quot;&quot;)" office:value-type="float" office:value="0.147" calcext:value-type="float">
            <text:p>0.15</text:p>
          </table:table-cell>
          <table:table-cell table:style-name="ce9" table:formula="of:=IFERROR([.L20]-[.M20];&quot;&quot;)" office:value-type="float" office:value="0.123" calcext:value-type="float">
            <text:p>0.1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Adventure Force waffle head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1:.K21]);&quot;&quot;)" office:value-type="float" office:value="1.04" calcext:value-type="float">
            <text:p>1.04</text:p>
          </table:table-cell>
          <table:table-cell table:style-name="ce7" table:formula="of:=IF(MIN([.B21:.K21])=0;&quot;&quot;;MIN([.B21:.K21]))" office:value-type="float" office:value="1.02" calcext:value-type="float">
            <text:p>1.02</text:p>
          </table:table-cell>
          <table:table-cell table:style-name="ce7" table:formula="of:=IF(MAX([.B21:.K21])=0;&quot;&quot;;MAX([.B21:.K21]))" office:value-type="float" office:value="1.07" calcext:value-type="float">
            <text:p>1.07</text:p>
          </table:table-cell>
          <table:table-cell table:style-name="ce7" table:formula="of:=IFERROR([.N21]-[.M21];&quot;&quot;)" office:value-type="float" office:value="0.05" calcext:value-type="float">
            <text:p>0.05</text:p>
          </table:table-cell>
          <table:table-cell table:style-name="ce9" table:formula="of:=IFERROR([.N21]-[.L21];&quot;&quot;)" office:value-type="float" office:value="0.03" calcext:value-type="float">
            <text:p>0.03</text:p>
          </table:table-cell>
          <table:table-cell table:style-name="ce9" table:formula="of:=IFERROR([.L21]-[.M21];&quot;&quot;)" office:value-type="float" office:value="0.0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22:.K22]);&quot;&quot;)" office:value-type="float" office:value="0.949" calcext:value-type="float">
            <text:p>0.95</text:p>
          </table:table-cell>
          <table:table-cell table:style-name="ce7" table:formula="of:=IF(MIN([.B22:.K22])=0;&quot;&quot;;MIN([.B22:.K22]))" office:value-type="float" office:value="0.93" calcext:value-type="float">
            <text:p>0.93</text:p>
          </table:table-cell>
          <table:table-cell table:style-name="ce7" table:formula="of:=IF(MAX([.B22:.K22])=0;&quot;&quot;;MAX([.B22:.K22]))" office:value-type="float" office:value="0.97" calcext:value-type="float">
            <text:p>0.97</text:p>
          </table:table-cell>
          <table:table-cell table:style-name="ce7" table:formula="of:=IFERROR([.N22]-[.M22];&quot;&quot;)" office:value-type="float" office:value="0.0399999999999999" calcext:value-type="float">
            <text:p>0.04</text:p>
          </table:table-cell>
          <table:table-cell table:style-name="ce9" table:formula="of:=IFERROR([.N22]-[.L22];&quot;&quot;)" office:value-type="float" office:value="0.0210000000000001" calcext:value-type="float">
            <text:p>0.02</text:p>
          </table:table-cell>
          <table:table-cell table:style-name="ce9" table:formula="of:=IFERROR([.L22]-[.M22];&quot;&quot;)" office:value-type="float" office:value="0.018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3:.K23]);&quot;&quot;)" office:value-type="float" office:value="1" calcext:value-type="float">
            <text:p>1.00</text:p>
          </table:table-cell>
          <table:table-cell table:style-name="ce7" table:formula="of:=IF(MIN([.B23:.K23])=0;&quot;&quot;;MIN([.B23:.K23]))" office:value-type="float" office:value="0.98" calcext:value-type="float">
            <text:p>0.98</text:p>
          </table:table-cell>
          <table:table-cell table:style-name="ce7" table:formula="of:=IF(MAX([.B23:.K23])=0;&quot;&quot;;MAX([.B23:.K23]))" office:value-type="float" office:value="1.03" calcext:value-type="float">
            <text:p>1.03</text:p>
          </table:table-cell>
          <table:table-cell table:style-name="ce7" table:formula="of:=IFERROR([.N23]-[.M23];&quot;&quot;)" office:value-type="float" office:value="0.05" calcext:value-type="float">
            <text:p>0.05</text:p>
          </table:table-cell>
          <table:table-cell table:style-name="ce9" table:formula="of:=IFERROR([.N23]-[.L23];&quot;&quot;)" office:value-type="float" office:value="0.0300000000000002" calcext:value-type="float">
            <text:p>0.03</text:p>
          </table:table-cell>
          <table:table-cell table:style-name="ce9" table:formula="of:=IFERROR([.L23]-[.M23];&quot;&quot;)" office:value-type="float" office:value="0.019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waffle head dart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4:.K24]);&quot;&quot;)" office:value-type="float" office:value="1.183" calcext:value-type="float">
            <text:p>1.18</text:p>
          </table:table-cell>
          <table:table-cell table:style-name="ce7" table:formula="of:=IF(MIN([.B24:.K24])=0;&quot;&quot;;MIN([.B24:.K24]))" office:value-type="float" office:value="1.16" calcext:value-type="float">
            <text:p>1.16</text:p>
          </table:table-cell>
          <table:table-cell table:style-name="ce7" table:formula="of:=IF(MAX([.B24:.K24])=0;&quot;&quot;;MAX([.B24:.K24]))" office:value-type="float" office:value="1.21" calcext:value-type="float">
            <text:p>1.21</text:p>
          </table:table-cell>
          <table:table-cell table:style-name="ce7" table:formula="of:=IFERROR([.N24]-[.M24];&quot;&quot;)" office:value-type="float" office:value="0.05" calcext:value-type="float">
            <text:p>0.05</text:p>
          </table:table-cell>
          <table:table-cell table:style-name="ce9" table:formula="of:=IFERROR([.N24]-[.L24];&quot;&quot;)" office:value-type="float" office:value="0.0270000000000001" calcext:value-type="float">
            <text:p>0.03</text:p>
          </table:table-cell>
          <table:table-cell table:style-name="ce9" table:formula="of:=IFERROR([.L24]-[.M24];&quot;&quot;)" office:value-type="float" office:value="0.0229999999999999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5:.K25]);&quot;&quot;)" office:value-type="float" office:value="1.094" calcext:value-type="float">
            <text:p>1.09</text:p>
          </table:table-cell>
          <table:table-cell table:style-name="ce7" table:formula="of:=IF(MIN([.B25:.K25])=0;&quot;&quot;;MIN([.B25:.K25]))" office:value-type="float" office:value="1.07" calcext:value-type="float">
            <text:p>1.07</text:p>
          </table:table-cell>
          <table:table-cell table:style-name="ce7" table:formula="of:=IF(MAX([.B25:.K25])=0;&quot;&quot;;MAX([.B25:.K25]))" office:value-type="float" office:value="1.11" calcext:value-type="float">
            <text:p>1.11</text:p>
          </table:table-cell>
          <table:table-cell table:style-name="ce7" table:formula="of:=IFERROR([.N25]-[.M25];&quot;&quot;)" office:value-type="float" office:value="0.04" calcext:value-type="float">
            <text:p>0.04</text:p>
          </table:table-cell>
          <table:table-cell table:style-name="ce9" table:formula="of:=IFERROR([.N25]-[.L25];&quot;&quot;)" office:value-type="float" office:value="0.0160000000000002" calcext:value-type="float">
            <text:p>0.02</text:p>
          </table:table-cell>
          <table:table-cell table:style-name="ce9" table:formula="of:=IFERROR([.L25]-[.M25];&quot;&quot;)" office:value-type="float" office:value="0.0239999999999998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6:.K26]);&quot;&quot;)" office:value-type="float" office:value="0.975" calcext:value-type="float">
            <text:p>0.98</text:p>
          </table:table-cell>
          <table:table-cell table:style-name="ce7" table:formula="of:=IF(MIN([.B26:.K26])=0;&quot;&quot;;MIN([.B26:.K26]))" office:value-type="float" office:value="0.95" calcext:value-type="float">
            <text:p>0.95</text:p>
          </table:table-cell>
          <table:table-cell table:style-name="ce7" table:formula="of:=IF(MAX([.B26:.K26])=0;&quot;&quot;;MAX([.B26:.K26]))" office:value-type="float" office:value="1" calcext:value-type="float">
            <text:p>1.00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249999999999998" calcext:value-type="float">
            <text:p>0.02</text:p>
          </table:table-cell>
          <table:table-cell table:style-name="ce9" table:formula="of:=IFERROR([.L26]-[.M26];&quot;&quot;)" office:value-type="float" office:value="0.0250000000000002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Yosoo offset waffle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27:.K27]);&quot;&quot;)" office:value-type="float" office:value="1.47" calcext:value-type="float">
            <text:p>1.47</text:p>
          </table:table-cell>
          <table:table-cell table:style-name="ce7" table:formula="of:=IF(MIN([.B27:.K27])=0;&quot;&quot;;MIN([.B27:.K27]))" office:value-type="float" office:value="1.44" calcext:value-type="float">
            <text:p>1.44</text:p>
          </table:table-cell>
          <table:table-cell table:style-name="ce7" table:formula="of:=IF(MAX([.B27:.K27])=0;&quot;&quot;;MAX([.B27:.K27]))" office:value-type="float" office:value="1.49" calcext:value-type="float">
            <text:p>1.49</text:p>
          </table:table-cell>
          <table:table-cell table:style-name="ce7" table:formula="of:=IFERROR([.N27]-[.M27];&quot;&quot;)" office:value-type="float" office:value="0.05" calcext:value-type="float">
            <text:p>0.05</text:p>
          </table:table-cell>
          <table:table-cell table:style-name="ce9" table:formula="of:=IFERROR([.N27]-[.L27];&quot;&quot;)" office:value-type="float" office:value="0.0199999999999998" calcext:value-type="float">
            <text:p>0.02</text:p>
          </table:table-cell>
          <table:table-cell table:style-name="ce9" table:formula="of:=IFERROR([.L27]-[.M27];&quot;&quot;)" office:value-type="float" office:value="0.0300000000000002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28:.K28]);&quot;&quot;)" office:value-type="float" office:value="1.262" calcext:value-type="float">
            <text:p>1.26</text:p>
          </table:table-cell>
          <table:table-cell table:style-name="ce7" table:formula="of:=IF(MIN([.B28:.K28])=0;&quot;&quot;;MIN([.B28:.K28]))" office:value-type="float" office:value="1.24" calcext:value-type="float">
            <text:p>1.24</text:p>
          </table:table-cell>
          <table:table-cell table:style-name="ce7" table:formula="of:=IF(MAX([.B28:.K28])=0;&quot;&quot;;MAX([.B28:.K28]))" office:value-type="float" office:value="1.29" calcext:value-type="float">
            <text:p>1.29</text:p>
          </table:table-cell>
          <table:table-cell table:style-name="ce7" table:formula="of:=IFERROR([.N28]-[.M28];&quot;&quot;)" office:value-type="float" office:value="0.05" calcext:value-type="float">
            <text:p>0.05</text:p>
          </table:table-cell>
          <table:table-cell table:style-name="ce9" table:formula="of:=IFERROR([.N28]-[.L28];&quot;&quot;)" office:value-type="float" office:value="0.028" calcext:value-type="float">
            <text:p>0.03</text:p>
          </table:table-cell>
          <table:table-cell table:style-name="ce9" table:formula="of:=IFERROR([.L28]-[.M28];&quot;&quot;)" office:value-type="float" office:value="0.022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29:.K29]);&quot;&quot;)">
            <text:p/>
          </table:table-cell>
          <table:table-cell table:style-name="ce15" table:formula="of:=IF(MIN([.B29:.K29])=0;&quot;&quot;;MIN([.B29:.K29]))">
            <text:p/>
          </table:table-cell>
          <table:table-cell table:style-name="ce15" table:formula="of:=IF(MAX([.B29:.K29])=0;&quot;&quot;;MAX([.B29:.K29]))">
            <text:p/>
          </table:table-cell>
          <table:table-cell table:style-name="ce15" table:formula="of:=IFERROR([.N29]-[.M29];&quot;&quot;)">
            <text:p/>
          </table:table-cell>
          <table:table-cell table:style-name="ce18" table:formula="of:=IFERROR([.N29]-[.L29];&quot;&quot;)">
            <text:p/>
          </table:table-cell>
          <table:table-cell table:style-name="ce19" table:formula="of:=IFERROR([.L29]-[.M29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0:.K30]);&quot;&quot;)" office:value-type="float" office:value="1.447" calcext:value-type="float">
            <text:p>1.45</text:p>
          </table:table-cell>
          <table:table-cell table:style-name="ce7" table:formula="of:=IF(MIN([.B30:.K30])=0;&quot;&quot;;MIN([.B30:.K30]))" office:value-type="float" office:value="1.42" calcext:value-type="float">
            <text:p>1.42</text:p>
          </table:table-cell>
          <table:table-cell table:style-name="ce7" table:formula="of:=IF(MAX([.B30:.K30])=0;&quot;&quot;;MAX([.B30:.K30]))" office:value-type="float" office:value="1.46" calcext:value-type="float">
            <text:p>1.46</text:p>
          </table:table-cell>
          <table:table-cell table:style-name="ce7" table:formula="of:=IFERROR([.N30]-[.M30];&quot;&quot;)" office:value-type="float" office:value="0.04" calcext:value-type="float">
            <text:p>0.04</text:p>
          </table:table-cell>
          <table:table-cell table:style-name="ce9" table:formula="of:=IFERROR([.N30]-[.L30];&quot;&quot;)" office:value-type="float" office:value="0.0130000000000003" calcext:value-type="float">
            <text:p>0.01</text:p>
          </table:table-cell>
          <table:table-cell table:style-name="ce9" table:formula="of:=IFERROR([.L30]-[.M30];&quot;&quot;)" office:value-type="float" office:value="0.0269999999999997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31:.K31]);&quot;&quot;)">
            <text:p/>
          </table:table-cell>
          <table:table-cell table:style-name="ce15" table:formula="of:=IF(MIN([.B31:.K31])=0;&quot;&quot;;MIN([.B31:.K31]))">
            <text:p/>
          </table:table-cell>
          <table:table-cell table:style-name="ce15" table:formula="of:=IF(MAX([.B31:.K31])=0;&quot;&quot;;MAX([.B31:.K31]))">
            <text:p/>
          </table:table-cell>
          <table:table-cell table:style-name="ce15" table:formula="of:=IFERROR([.N31]-[.M31];&quot;&quot;)">
            <text:p/>
          </table:table-cell>
          <table:table-cell table:style-name="ce18" table:formula="of:=IFERROR([.N31]-[.L31];&quot;&quot;)">
            <text:p/>
          </table:table-cell>
          <table:table-cell table:style-name="ce19" table:formula="of:=IFERROR([.L31]-[.M31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2:.K32]);&quot;&quot;)" office:value-type="float" office:value="1.456" calcext:value-type="float">
            <text:p>1.46</text:p>
          </table:table-cell>
          <table:table-cell table:style-name="ce7" table:formula="of:=IF(MIN([.B32:.K32])=0;&quot;&quot;;MIN([.B32:.K32]))" office:value-type="float" office:value="1.42" calcext:value-type="float">
            <text:p>1.42</text:p>
          </table:table-cell>
          <table:table-cell table:style-name="ce7" table:formula="of:=IF(MAX([.B32:.K32])=0;&quot;&quot;;MAX([.B32:.K32]))" office:value-type="float" office:value="1.5" calcext:value-type="float">
            <text:p>1.50</text:p>
          </table:table-cell>
          <table:table-cell table:style-name="ce7" table:formula="of:=IFERROR([.N32]-[.M32];&quot;&quot;)" office:value-type="float" office:value="0.0800000000000001" calcext:value-type="float">
            <text:p>0.08</text:p>
          </table:table-cell>
          <table:table-cell table:style-name="ce9" table:formula="of:=IFERROR([.N32]-[.L32];&quot;&quot;)" office:value-type="float" office:value="0.044" calcext:value-type="float">
            <text:p>0.04</text:p>
          </table:table-cell>
          <table:table-cell table:style-name="ce9" table:formula="of:=IFERROR([.L32]-[.M32];&quot;&quot;)" office:value-type="float" office:value="0.036" calcext:value-type="float">
            <text:p>0.04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33:.K33]);&quot;&quot;)">
            <text:p/>
          </table:table-cell>
          <table:table-cell table:style-name="ce15" table:formula="of:=IF(MIN([.B33:.K33])=0;&quot;&quot;;MIN([.B33:.K33]))">
            <text:p/>
          </table:table-cell>
          <table:table-cell table:style-name="ce15" table:formula="of:=IF(MAX([.B33:.K33])=0;&quot;&quot;;MAX([.B33:.K33]))">
            <text:p/>
          </table:table-cell>
          <table:table-cell table:style-name="ce15" table:formula="of:=IFERROR([.N33]-[.M33];&quot;&quot;)">
            <text:p/>
          </table:table-cell>
          <table:table-cell table:style-name="ce18" table:formula="of:=IFERROR([.N33]-[.L33];&quot;&quot;)">
            <text:p/>
          </table:table-cell>
          <table:table-cell table:style-name="ce19" table:formula="of:=IFERROR([.L33]-[.M33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34:.K34]);&quot;&quot;)" office:value-type="float" office:value="1.919" calcext:value-type="float">
            <text:p>1.92</text:p>
          </table:table-cell>
          <table:table-cell table:style-name="ce7" table:formula="of:=IF(MIN([.B34:.K34])=0;&quot;&quot;;MIN([.B34:.K34]))" office:value-type="float" office:value="1.74" calcext:value-type="float">
            <text:p>1.74</text:p>
          </table:table-cell>
          <table:table-cell table:style-name="ce7" table:formula="of:=IF(MAX([.B34:.K34])=0;&quot;&quot;;MAX([.B34:.K34]))" office:value-type="float" office:value="2.09" calcext:value-type="float">
            <text:p>2.09</text:p>
          </table:table-cell>
          <table:table-cell table:style-name="ce7" table:formula="of:=IFERROR([.N34]-[.M34];&quot;&quot;)" office:value-type="float" office:value="0.35" calcext:value-type="float">
            <text:p>0.35</text:p>
          </table:table-cell>
          <table:table-cell table:style-name="ce9" table:formula="of:=IFERROR([.N34]-[.L34];&quot;&quot;)" office:value-type="float" office:value="0.171" calcext:value-type="float">
            <text:p>0.17</text:p>
          </table:table-cell>
          <table:table-cell table:style-name="ce9" table:formula="of:=IFERROR([.L34]-[.M34];&quot;&quot;)" office:value-type="float" office:value="0.179" calcext:value-type="float">
            <text:p>0.18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35:.K35]);&quot;&quot;)" office:value-type="float" office:value="1.887" calcext:value-type="float">
            <text:p>1.89</text:p>
          </table:table-cell>
          <table:table-cell table:style-name="ce7" table:formula="of:=IF(MIN([.B35:.K35])=0;&quot;&quot;;MIN([.B35:.K35]))" office:value-type="float" office:value="1.81" calcext:value-type="float">
            <text:p>1.81</text:p>
          </table:table-cell>
          <table:table-cell table:style-name="ce7" table:formula="of:=IF(MAX([.B35:.K35])=0;&quot;&quot;;MAX([.B35:.K35]))" office:value-type="float" office:value="1.94" calcext:value-type="float">
            <text:p>1.94</text:p>
          </table:table-cell>
          <table:table-cell table:style-name="ce7" table:formula="of:=IFERROR([.N35]-[.M35];&quot;&quot;)" office:value-type="float" office:value="0.13" calcext:value-type="float">
            <text:p>0.13</text:p>
          </table:table-cell>
          <table:table-cell table:style-name="ce9" table:formula="of:=IFERROR([.N35]-[.L35];&quot;&quot;)" office:value-type="float" office:value="0.0529999999999999" calcext:value-type="float">
            <text:p>0.05</text:p>
          </table:table-cell>
          <table:table-cell table:style-name="ce9" table:formula="of:=IFERROR([.L35]-[.M35];&quot;&quot;)" office:value-type="float" office:value="0.077" calcext:value-type="float">
            <text:p>0.08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36:.K36]);&quot;&quot;)" office:value-type="float" office:value="2.123" calcext:value-type="float">
            <text:p>2.12</text:p>
          </table:table-cell>
          <table:table-cell table:style-name="ce7" table:formula="of:=IF(MIN([.B36:.K36])=0;&quot;&quot;;MIN([.B36:.K36]))" office:value-type="float" office:value="1.92" calcext:value-type="float">
            <text:p>1.92</text:p>
          </table:table-cell>
          <table:table-cell table:style-name="ce7" table:formula="of:=IF(MAX([.B36:.K36])=0;&quot;&quot;;MAX([.B36:.K36]))" office:value-type="float" office:value="2.59" calcext:value-type="float">
            <text:p>2.59</text:p>
          </table:table-cell>
          <table:table-cell table:style-name="ce7" table:formula="of:=IFERROR([.N36]-[.M36];&quot;&quot;)" office:value-type="float" office:value="0.67" calcext:value-type="float">
            <text:p>0.67</text:p>
          </table:table-cell>
          <table:table-cell table:style-name="ce9" table:formula="of:=IFERROR([.N36]-[.L36];&quot;&quot;)" office:value-type="float" office:value="0.467" calcext:value-type="float">
            <text:p>0.47</text:p>
          </table:table-cell>
          <table:table-cell table:style-name="ce9" table:formula="of:=IFERROR([.L36]-[.M36];&quot;&quot;)" office:value-type="float" office:value="0.203" calcext:value-type="float">
            <text:p>0.2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37:.K37]);&quot;&quot;)" office:value-type="float" office:value="1.872" calcext:value-type="float">
            <text:p>1.87</text:p>
          </table:table-cell>
          <table:table-cell table:style-name="ce7" table:formula="of:=IF(MIN([.B37:.K37])=0;&quot;&quot;;MIN([.B37:.K37]))" office:value-type="float" office:value="1.63" calcext:value-type="float">
            <text:p>1.63</text:p>
          </table:table-cell>
          <table:table-cell table:style-name="ce7" table:formula="of:=IF(MAX([.B37:.K37])=0;&quot;&quot;;MAX([.B37:.K37]))" office:value-type="float" office:value="2.05" calcext:value-type="float">
            <text:p>2.05</text:p>
          </table:table-cell>
          <table:table-cell table:style-name="ce7" table:formula="of:=IFERROR([.N37]-[.M37];&quot;&quot;)" office:value-type="float" office:value="0.42" calcext:value-type="float">
            <text:p>0.42</text:p>
          </table:table-cell>
          <table:table-cell table:style-name="ce9" table:formula="of:=IFERROR([.N37]-[.L37];&quot;&quot;)" office:value-type="float" office:value="0.178" calcext:value-type="float">
            <text:p>0.18</text:p>
          </table:table-cell>
          <table:table-cell table:style-name="ce9" table:formula="of:=IFERROR([.L37]-[.M37];&quot;&quot;)" office:value-type="float" office:value="0.242" calcext:value-type="float">
            <text:p>0.2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38:.K38]);&quot;&quot;)">
            <text:p/>
          </table:table-cell>
          <table:table-cell table:style-name="ce15" table:formula="of:=IF(MIN([.B38:.K38])=0;&quot;&quot;;MIN([.B38:.K38]))">
            <text:p/>
          </table:table-cell>
          <table:table-cell table:style-name="ce15" table:formula="of:=IF(MAX([.B38:.K38])=0;&quot;&quot;;MAX([.B38:.K38]))">
            <text:p/>
          </table:table-cell>
          <table:table-cell table:style-name="ce15" table:formula="of:=IFERROR([.N38]-[.M38];&quot;&quot;)">
            <text:p/>
          </table:table-cell>
          <table:table-cell table:style-name="ce18" table:formula="of:=IFERROR([.N38]-[.L38];&quot;&quot;)">
            <text:p/>
          </table:table-cell>
          <table:table-cell table:style-name="ce19" table:formula="of:=IFERROR([.L38]-[.M38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39:.K39]);&quot;&quot;)" office:value-type="float" office:value="2.571" calcext:value-type="float">
            <text:p>2.57</text:p>
          </table:table-cell>
          <table:table-cell table:style-name="ce7" table:formula="of:=IF(MIN([.B39:.K39])=0;&quot;&quot;;MIN([.B39:.K39]))" office:value-type="float" office:value="2.44" calcext:value-type="float">
            <text:p>2.44</text:p>
          </table:table-cell>
          <table:table-cell table:style-name="ce7" table:formula="of:=IF(MAX([.B39:.K39])=0;&quot;&quot;;MAX([.B39:.K39]))" office:value-type="float" office:value="2.69" calcext:value-type="float">
            <text:p>2.69</text:p>
          </table:table-cell>
          <table:table-cell table:style-name="ce7" table:formula="of:=IFERROR([.N39]-[.M39];&quot;&quot;)" office:value-type="float" office:value="0.25" calcext:value-type="float">
            <text:p>0.25</text:p>
          </table:table-cell>
          <table:table-cell table:style-name="ce9" table:formula="of:=IFERROR([.N39]-[.L39];&quot;&quot;)" office:value-type="float" office:value="0.119" calcext:value-type="float">
            <text:p>0.12</text:p>
          </table:table-cell>
          <table:table-cell table:style-name="ce9" table:formula="of:=IFERROR([.L39]-[.M39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0:.K40]);&quot;&quot;)" office:value-type="float" office:value="2.574" calcext:value-type="float">
            <text:p>2.57</text:p>
          </table:table-cell>
          <table:table-cell table:style-name="ce7" table:formula="of:=IF(MIN([.B40:.K40])=0;&quot;&quot;;MIN([.B40:.K40]))" office:value-type="float" office:value="2.53" calcext:value-type="float">
            <text:p>2.53</text:p>
          </table:table-cell>
          <table:table-cell table:style-name="ce7" table:formula="of:=IF(MAX([.B40:.K40])=0;&quot;&quot;;MAX([.B40:.K40]))" office:value-type="float" office:value="2.64" calcext:value-type="float">
            <text:p>2.64</text:p>
          </table:table-cell>
          <table:table-cell table:style-name="ce7" table:formula="of:=IFERROR([.N40]-[.M40];&quot;&quot;)" office:value-type="float" office:value="0.11" calcext:value-type="float">
            <text:p>0.11</text:p>
          </table:table-cell>
          <table:table-cell table:style-name="ce9" table:formula="of:=IFERROR([.N40]-[.L40];&quot;&quot;)" office:value-type="float" office:value="0.0659999999999998" calcext:value-type="float">
            <text:p>0.07</text:p>
          </table:table-cell>
          <table:table-cell table:style-name="ce9" table:formula="of:=IFERROR([.L40]-[.M40];&quot;&quot;)" office:value-type="float" office:value="0.0440000000000005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41:.K41]);&quot;&quot;)">
            <text:p/>
          </table:table-cell>
          <table:table-cell table:style-name="ce15" table:formula="of:=IF(MIN([.B41:.K41])=0;&quot;&quot;;MIN([.B41:.K41]))">
            <text:p/>
          </table:table-cell>
          <table:table-cell table:style-name="ce15" table:formula="of:=IF(MAX([.B41:.K41])=0;&quot;&quot;;MAX([.B41:.K41]))">
            <text:p/>
          </table:table-cell>
          <table:table-cell table:style-name="ce15" table:formula="of:=IFERROR([.N41]-[.M41];&quot;&quot;)">
            <text:p/>
          </table:table-cell>
          <table:table-cell table:style-name="ce18" table:formula="of:=IFERROR([.N41]-[.L41];&quot;&quot;)">
            <text:p/>
          </table:table-cell>
          <table:table-cell table:style-name="ce19" table:formula="of:=IFERROR([.L41]-[.M41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2:.K42]);&quot;&quot;)" office:value-type="float" office:value="2.191" calcext:value-type="float">
            <text:p>2.19</text:p>
          </table:table-cell>
          <table:table-cell table:style-name="ce7" table:formula="of:=IF(MIN([.B42:.K42])=0;&quot;&quot;;MIN([.B42:.K42]))" office:value-type="float" office:value="2.06" calcext:value-type="float">
            <text:p>2.06</text:p>
          </table:table-cell>
          <table:table-cell table:style-name="ce7" table:formula="of:=IF(MAX([.B42:.K42])=0;&quot;&quot;;MAX([.B42:.K42]))" office:value-type="float" office:value="2.3" calcext:value-type="float">
            <text:p>2.30</text:p>
          </table:table-cell>
          <table:table-cell table:style-name="ce7" table:formula="of:=IFERROR([.N42]-[.M42];&quot;&quot;)" office:value-type="float" office:value="0.24" calcext:value-type="float">
            <text:p>0.24</text:p>
          </table:table-cell>
          <table:table-cell table:style-name="ce9" table:formula="of:=IFERROR([.N42]-[.L42];&quot;&quot;)" office:value-type="float" office:value="0.109" calcext:value-type="float">
            <text:p>0.11</text:p>
          </table:table-cell>
          <table:table-cell table:style-name="ce9" table:formula="of:=IFERROR([.L42]-[.M42];&quot;&quot;)" office:value-type="float" office:value="0.131" calcext:value-type="float">
            <text:p>0.1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43:.K43]);&quot;&quot;)" office:value-type="float" office:value="2.323" calcext:value-type="float">
            <text:p>2.32</text:p>
          </table:table-cell>
          <table:table-cell table:style-name="ce7" table:formula="of:=IF(MIN([.B43:.K43])=0;&quot;&quot;;MIN([.B43:.K43]))" office:value-type="float" office:value="2.3" calcext:value-type="float">
            <text:p>2.30</text:p>
          </table:table-cell>
          <table:table-cell table:style-name="ce7" table:formula="of:=IF(MAX([.B43:.K43])=0;&quot;&quot;;MAX([.B43:.K43]))" office:value-type="float" office:value="2.35" calcext:value-type="float">
            <text:p>2.35</text:p>
          </table:table-cell>
          <table:table-cell table:style-name="ce7" table:formula="of:=IFERROR([.N43]-[.M43];&quot;&quot;)" office:value-type="float" office:value="0.0500000000000003" calcext:value-type="float">
            <text:p>0.05</text:p>
          </table:table-cell>
          <table:table-cell table:style-name="ce9" table:formula="of:=IFERROR([.N43]-[.L43];&quot;&quot;)" office:value-type="float" office:value="0.0270000000000001" calcext:value-type="float">
            <text:p>0.03</text:p>
          </table:table-cell>
          <table:table-cell table:style-name="ce9" table:formula="of:=IFERROR([.L43]-[.M43];&quot;&quot;)" office:value-type="float" office:value="0.0230000000000001" calcext:value-type="float">
            <text:p>0.02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44:.K44]);&quot;&quot;)" office:value-type="float" office:value="2.471" calcext:value-type="float">
            <text:p>2.47</text:p>
          </table:table-cell>
          <table:table-cell table:style-name="ce7" table:formula="of:=IF(MIN([.B44:.K44])=0;&quot;&quot;;MIN([.B44:.K44]))" office:value-type="float" office:value="2.43" calcext:value-type="float">
            <text:p>2.43</text:p>
          </table:table-cell>
          <table:table-cell table:style-name="ce7" table:formula="of:=IF(MAX([.B44:.K44])=0;&quot;&quot;;MAX([.B44:.K44]))" office:value-type="float" office:value="2.51" calcext:value-type="float">
            <text:p>2.51</text:p>
          </table:table-cell>
          <table:table-cell table:style-name="ce7" table:formula="of:=IFERROR([.N44]-[.M44];&quot;&quot;)" office:value-type="float" office:value="0.0799999999999996" calcext:value-type="float">
            <text:p>0.08</text:p>
          </table:table-cell>
          <table:table-cell table:style-name="ce9" table:formula="of:=IFERROR([.N44]-[.L44];&quot;&quot;)" office:value-type="float" office:value="0.0389999999999997" calcext:value-type="float">
            <text:p>0.04</text:p>
          </table:table-cell>
          <table:table-cell table:style-name="ce9" table:formula="of:=IFERROR([.L44]-[.M44];&quot;&quot;)" office:value-type="float" office:value="0.0409999999999999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45:.K45]);&quot;&quot;)" office:value-type="float" office:value="3.392" calcext:value-type="float">
            <text:p>3.39</text:p>
          </table:table-cell>
          <table:table-cell table:style-name="ce7" table:formula="of:=IF(MIN([.B45:.K45])=0;&quot;&quot;;MIN([.B45:.K45]))" office:value-type="float" office:value="3.36" calcext:value-type="float">
            <text:p>3.36</text:p>
          </table:table-cell>
          <table:table-cell table:style-name="ce7" table:formula="of:=IF(MAX([.B45:.K45])=0;&quot;&quot;;MAX([.B45:.K45]))" office:value-type="float" office:value="3.45" calcext:value-type="float">
            <text:p>3.45</text:p>
          </table:table-cell>
          <table:table-cell table:style-name="ce7" table:formula="of:=IFERROR([.N45]-[.M45];&quot;&quot;)" office:value-type="float" office:value="0.0900000000000003" calcext:value-type="float">
            <text:p>0.09</text:p>
          </table:table-cell>
          <table:table-cell table:style-name="ce9" table:formula="of:=IFERROR([.N45]-[.L45];&quot;&quot;)" office:value-type="float" office:value="0.0580000000000007" calcext:value-type="float">
            <text:p>0.06</text:p>
          </table:table-cell>
          <table:table-cell table:style-name="ce9" table:formula="of:=IFERROR([.L45]-[.M45];&quot;&quot;)" office:value-type="float" office:value="0.0319999999999996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46:.K46]);&quot;&quot;)" office:value-type="float" office:value="2.812" calcext:value-type="float">
            <text:p>2.81</text:p>
          </table:table-cell>
          <table:table-cell table:style-name="ce7" table:formula="of:=IF(MIN([.B46:.K46])=0;&quot;&quot;;MIN([.B46:.K46]))" office:value-type="float" office:value="2.77" calcext:value-type="float">
            <text:p>2.77</text:p>
          </table:table-cell>
          <table:table-cell table:style-name="ce7" table:formula="of:=IF(MAX([.B46:.K46])=0;&quot;&quot;;MAX([.B46:.K46]))" office:value-type="float" office:value="2.86" calcext:value-type="float">
            <text:p>2.86</text:p>
          </table:table-cell>
          <table:table-cell table:style-name="ce7" table:formula="of:=IFERROR([.N46]-[.M46];&quot;&quot;)" office:value-type="float" office:value="0.0899999999999999" calcext:value-type="float">
            <text:p>0.09</text:p>
          </table:table-cell>
          <table:table-cell table:style-name="ce9" table:formula="of:=IFERROR([.N46]-[.L46];&quot;&quot;)" office:value-type="float" office:value="0.0479999999999996" calcext:value-type="float">
            <text:p>0.05</text:p>
          </table:table-cell>
          <table:table-cell table:style-name="ce9" table:formula="of:=IFERROR([.L46]-[.M46];&quot;&quot;)" office:value-type="float" office:value="0.0420000000000003" calcext:value-type="float">
            <text:p>0.04</text:p>
          </table:table-cell>
          <table:table-cell table:number-columns-repeated="47"/>
        </table:table-row>
        <table:table-row table:style-name="ro2">
          <table:table-cell table:style-name="ce5"/>
          <table:table-cell table:style-name="ce11" table:number-columns-repeated="10"/>
          <table:table-cell table:style-name="ce15" table:formula="of:=IFERROR(AVERAGE([.B47:.K47]);&quot;&quot;)">
            <text:p/>
          </table:table-cell>
          <table:table-cell table:style-name="ce15" table:formula="of:=IF(MIN([.B47:.K47])=0;&quot;&quot;;MIN([.B47:.K47]))">
            <text:p/>
          </table:table-cell>
          <table:table-cell table:style-name="ce15" table:formula="of:=IF(MAX([.B47:.K47])=0;&quot;&quot;;MAX([.B47:.K47]))">
            <text:p/>
          </table:table-cell>
          <table:table-cell table:style-name="ce15" table:formula="of:=IFERROR([.N47]-[.M47];&quot;&quot;)">
            <text:p/>
          </table:table-cell>
          <table:table-cell table:style-name="ce18" table:formula="of:=IFERROR([.N47]-[.L47];&quot;&quot;)">
            <text:p/>
          </table:table-cell>
          <table:table-cell table:style-name="ce19" table:formula="of:=IFERROR([.L47]-[.M47];&quot;&quot;)">
            <text:p/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48:.K48]);&quot;&quot;)" office:value-type="float" office:value="2.592" calcext:value-type="float">
            <text:p>2.59</text:p>
          </table:table-cell>
          <table:table-cell table:style-name="ce7" table:formula="of:=IF(MIN([.B48:.K48])=0;&quot;&quot;;MIN([.B48:.K48]))" office:value-type="float" office:value="2.49" calcext:value-type="float">
            <text:p>2.49</text:p>
          </table:table-cell>
          <table:table-cell table:style-name="ce7" table:formula="of:=IF(MAX([.B48:.K48])=0;&quot;&quot;;MAX([.B48:.K48]))" office:value-type="float" office:value="2.69" calcext:value-type="float">
            <text:p>2.69</text:p>
          </table:table-cell>
          <table:table-cell table:style-name="ce7" table:formula="of:=IFERROR([.N48]-[.M48];&quot;&quot;)" office:value-type="float" office:value="0.2" calcext:value-type="float">
            <text:p>0.20</text:p>
          </table:table-cell>
          <table:table-cell table:style-name="ce9" table:formula="of:=IFERROR([.N48]-[.L48];&quot;&quot;)" office:value-type="float" office:value="0.0980000000000003" calcext:value-type="float">
            <text:p>0.10</text:p>
          </table:table-cell>
          <table:table-cell table:style-name="ce9" table:formula="of:=IFERROR([.L48]-[.M48];&quot;&quot;)" office:value-type="float" office:value="0.101999999999999" calcext:value-type="float">
            <text:p>0.10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49:.K49]);&quot;&quot;)" office:value-type="float" office:value="2.646" calcext:value-type="float">
            <text:p>2.65</text:p>
          </table:table-cell>
          <table:table-cell table:style-name="ce7" table:formula="of:=IF(MIN([.B49:.K49])=0;&quot;&quot;;MIN([.B49:.K49]))" office:value-type="float" office:value="2.62" calcext:value-type="float">
            <text:p>2.62</text:p>
          </table:table-cell>
          <table:table-cell table:style-name="ce7" table:formula="of:=IF(MAX([.B49:.K49])=0;&quot;&quot;;MAX([.B49:.K49]))" office:value-type="float" office:value="2.67" calcext:value-type="float">
            <text:p>2.67</text:p>
          </table:table-cell>
          <table:table-cell table:style-name="ce7" table:formula="of:=IFERROR([.N49]-[.M49];&quot;&quot;)" office:value-type="float" office:value="0.0499999999999998" calcext:value-type="float">
            <text:p>0.05</text:p>
          </table:table-cell>
          <table:table-cell table:style-name="ce9" table:formula="of:=IFERROR([.N49]-[.L49];&quot;&quot;)" office:value-type="float" office:value="0.024" calcext:value-type="float">
            <text:p>0.02</text:p>
          </table:table-cell>
          <table:table-cell table:style-name="ce9" table:formula="of:=IFERROR([.L49]-[.M49];&quot;&quot;)" office:value-type="float" office:value="0.0259999999999998" calcext:value-type="float">
            <text:p>0.03</text:p>
          </table:table-cell>
          <table:table-cell table:number-columns-repeated="47"/>
        </table:table-row>
        <table:table-row table:style-name="ro2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0:.K50]);&quot;&quot;)" office:value-type="float" office:value="2.734" calcext:value-type="float">
            <text:p>2.73</text:p>
          </table:table-cell>
          <table:table-cell table:style-name="ce7" table:formula="of:=IF(MIN([.B50:.K50])=0;&quot;&quot;;MIN([.B50:.K50]))" office:value-type="float" office:value="2.67" calcext:value-type="float">
            <text:p>2.67</text:p>
          </table:table-cell>
          <table:table-cell table:style-name="ce7" table:formula="of:=IF(MAX([.B50:.K50])=0;&quot;&quot;;MAX([.B50:.K50]))" office:value-type="float" office:value="2.84" calcext:value-type="float">
            <text:p>2.84</text:p>
          </table:table-cell>
          <table:table-cell table:style-name="ce7" table:formula="of:=IFERROR([.N50]-[.M50];&quot;&quot;)" office:value-type="float" office:value="0.17" calcext:value-type="float">
            <text:p>0.17</text:p>
          </table:table-cell>
          <table:table-cell table:style-name="ce9" table:formula="of:=IFERROR([.N50]-[.L50];&quot;&quot;)" office:value-type="float" office:value="0.106" calcext:value-type="float">
            <text:p>0.11</text:p>
          </table:table-cell>
          <table:table-cell table:style-name="ce9" table:formula="of:=IFERROR([.L50]-[.M50];&quot;&quot;)" office:value-type="float" office:value="0.0640000000000001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1:.K51]);&quot;&quot;)" office:value-type="float" office:value="3.634" calcext:value-type="float">
            <text:p>3.63</text:p>
          </table:table-cell>
          <table:table-cell table:style-name="ce7" table:formula="of:=IF(MIN([.B51:.K51])=0;&quot;&quot;;MIN([.B51:.K51]))" office:value-type="float" office:value="3.57" calcext:value-type="float">
            <text:p>3.57</text:p>
          </table:table-cell>
          <table:table-cell table:style-name="ce7" table:formula="of:=IF(MAX([.B51:.K51])=0;&quot;&quot;;MAX([.B51:.K51]))" office:value-type="float" office:value="3.69" calcext:value-type="float">
            <text:p>3.69</text:p>
          </table:table-cell>
          <table:table-cell table:style-name="ce7" table:formula="of:=IFERROR([.N51]-[.M51];&quot;&quot;)" office:value-type="float" office:value="0.12" calcext:value-type="float">
            <text:p>0.12</text:p>
          </table:table-cell>
          <table:table-cell table:style-name="ce9" table:formula="of:=IFERROR([.N51]-[.L51];&quot;&quot;)" office:value-type="float" office:value="0.0560000000000005" calcext:value-type="float">
            <text:p>0.06</text:p>
          </table:table-cell>
          <table:table-cell table:style-name="ce9" table:formula="of:=IFERROR([.L51]-[.M51];&quot;&quot;)" office:value-type="float" office:value="0.0639999999999996" calcext:value-type="float">
            <text:p>0.0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52:.K52]);&quot;&quot;)" office:value-type="float" office:value="3.092" calcext:value-type="float">
            <text:p>3.09</text:p>
          </table:table-cell>
          <table:table-cell table:style-name="ce7" table:formula="of:=IF(MIN([.B52:.K52])=0;&quot;&quot;;MIN([.B52:.K52]))" office:value-type="float" office:value="3.07" calcext:value-type="float">
            <text:p>3.07</text:p>
          </table:table-cell>
          <table:table-cell table:style-name="ce7" table:formula="of:=IF(MAX([.B52:.K52])=0;&quot;&quot;;MAX([.B52:.K52]))" office:value-type="float" office:value="3.12" calcext:value-type="float">
            <text:p>3.12</text:p>
          </table:table-cell>
          <table:table-cell table:style-name="ce7" table:formula="of:=IFERROR([.N52]-[.M52];&quot;&quot;)" office:value-type="float" office:value="0.0500000000000003" calcext:value-type="float">
            <text:p>0.05</text:p>
          </table:table-cell>
          <table:table-cell table:style-name="ce9" table:formula="of:=IFERROR([.N52]-[.L52];&quot;&quot;)" office:value-type="float" office:value="0.028" calcext:value-type="float">
            <text:p>0.03</text:p>
          </table:table-cell>
          <table:table-cell table:style-name="ce9" table:formula="of:=IFERROR([.L52]-[.M52];&quot;&quot;)" office:value-type="float" office:value="0.0220000000000002" calcext:value-type="float">
            <text:p>0.02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53:.K53]);&quot;&quot;)">
            <text:p/>
          </table:table-cell>
          <table:table-cell table:style-name="ce15" table:formula="of:=IF(MIN([.B53:.K53])=0;&quot;&quot;;MIN([.B53:.K53]))">
            <text:p/>
          </table:table-cell>
          <table:table-cell table:style-name="ce15" table:formula="of:=IF(MAX([.B53:.K53])=0;&quot;&quot;;MAX([.B53:.K53]))">
            <text:p/>
          </table:table-cell>
          <table:table-cell table:style-name="ce15" table:formula="of:=IFERROR([.N53]-[.M53];&quot;&quot;)">
            <text:p/>
          </table:table-cell>
          <table:table-cell table:style-name="ce18" table:formula="of:=IFERROR([.N53]-[.L53];&quot;&quot;)">
            <text:p/>
          </table:table-cell>
          <table:table-cell table:style-name="ce19" table:formula="of:=IFERROR([.L53]-[.M53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54:.K54]);&quot;&quot;)" office:value-type="float" office:value="8.285" calcext:value-type="float">
            <text:p>8.29</text:p>
          </table:table-cell>
          <table:table-cell table:style-name="ce7" table:formula="of:=IF(MIN([.B54:.K54])=0;&quot;&quot;;MIN([.B54:.K54]))" office:value-type="float" office:value="8.2" calcext:value-type="float">
            <text:p>8.20</text:p>
          </table:table-cell>
          <table:table-cell table:style-name="ce7" table:formula="of:=IF(MAX([.B54:.K54])=0;&quot;&quot;;MAX([.B54:.K54]))" office:value-type="float" office:value="8.37" calcext:value-type="float">
            <text:p>8.37</text:p>
          </table:table-cell>
          <table:table-cell table:style-name="ce7" table:formula="of:=IFERROR([.N54]-[.M54];&quot;&quot;)" office:value-type="float" office:value="0.17" calcext:value-type="float">
            <text:p>0.17</text:p>
          </table:table-cell>
          <table:table-cell table:style-name="ce9" table:formula="of:=IFERROR([.N54]-[.L54];&quot;&quot;)" office:value-type="float" office:value="0.0849999999999991" calcext:value-type="float">
            <text:p>0.08</text:p>
          </table:table-cell>
          <table:table-cell table:style-name="ce9" table:formula="of:=IFERROR([.L54]-[.M54];&quot;&quot;)" office:value-type="float" office:value="0.0850000000000009" calcext:value-type="float">
            <text:p>0.09</text:p>
          </table:table-cell>
          <table:table-cell table:number-columns-repeated="4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55:.K55]);&quot;&quot;)" office:value-type="float" office:value="9.424" calcext:value-type="float">
            <text:p>9.42</text:p>
          </table:table-cell>
          <table:table-cell table:style-name="ce7" table:formula="of:=IF(MIN([.B55:.K55])=0;&quot;&quot;;MIN([.B55:.K55]))" office:value-type="float" office:value="9.16" calcext:value-type="float">
            <text:p>9.16</text:p>
          </table:table-cell>
          <table:table-cell table:style-name="ce7" table:formula="of:=IF(MAX([.B55:.K55])=0;&quot;&quot;;MAX([.B55:.K55]))" office:value-type="float" office:value="9.85" calcext:value-type="float">
            <text:p>9.85</text:p>
          </table:table-cell>
          <table:table-cell table:style-name="ce7" table:formula="of:=IFERROR([.N55]-[.M55];&quot;&quot;)" office:value-type="float" office:value="0.69" calcext:value-type="float">
            <text:p>0.69</text:p>
          </table:table-cell>
          <table:table-cell table:style-name="ce9" table:formula="of:=IFERROR([.N55]-[.L55];&quot;&quot;)" office:value-type="float" office:value="0.426" calcext:value-type="float">
            <text:p>0.43</text:p>
          </table:table-cell>
          <table:table-cell table:style-name="ce9" table:formula="of:=IFERROR([.L55]-[.M55];&quot;&quot;)" office:value-type="float" office:value="0.263999999999999" calcext:value-type="float">
            <text:p>0.26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56:.K56]);&quot;&quot;)" office:value-type="float" office:value="7.763" calcext:value-type="float">
            <text:p>7.76</text:p>
          </table:table-cell>
          <table:table-cell table:style-name="ce7" table:formula="of:=IF(MIN([.B56:.K56])=0;&quot;&quot;;MIN([.B56:.K56]))" office:value-type="float" office:value="7.37" calcext:value-type="float">
            <text:p>7.37</text:p>
          </table:table-cell>
          <table:table-cell table:style-name="ce7" table:formula="of:=IF(MAX([.B56:.K56])=0;&quot;&quot;;MAX([.B56:.K56]))" office:value-type="float" office:value="8.28" calcext:value-type="float">
            <text:p>8.28</text:p>
          </table:table-cell>
          <table:table-cell table:style-name="ce7" table:formula="of:=IFERROR([.N56]-[.M56];&quot;&quot;)" office:value-type="float" office:value="0.909999999999999" calcext:value-type="float">
            <text:p>0.91</text:p>
          </table:table-cell>
          <table:table-cell table:style-name="ce9" table:formula="of:=IFERROR([.N56]-[.L56];&quot;&quot;)" office:value-type="float" office:value="0.516999999999999" calcext:value-type="float">
            <text:p>0.52</text:p>
          </table:table-cell>
          <table:table-cell table:style-name="ce9" table:formula="of:=IFERROR([.L56]-[.M56];&quot;&quot;)" office:value-type="float" office:value="0.393000000000001" calcext:value-type="float">
            <text:p>0.39</text:p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57:.K57]);&quot;&quot;)" office:value-type="float" office:value="6.288" calcext:value-type="float">
            <text:p>6.29</text:p>
          </table:table-cell>
          <table:table-cell table:style-name="ce7" table:formula="of:=IF(MIN([.B57:.K57])=0;&quot;&quot;;MIN([.B57:.K57]))" office:value-type="float" office:value="6.12" calcext:value-type="float">
            <text:p>6.12</text:p>
          </table:table-cell>
          <table:table-cell table:style-name="ce7" table:formula="of:=IF(MAX([.B57:.K57])=0;&quot;&quot;;MAX([.B57:.K57]))" office:value-type="float" office:value="6.51" calcext:value-type="float">
            <text:p>6.51</text:p>
          </table:table-cell>
          <table:table-cell table:style-name="ce7" table:formula="of:=IFERROR([.N57]-[.M57];&quot;&quot;)" office:value-type="float" office:value="0.39" calcext:value-type="float">
            <text:p>0.39</text:p>
          </table:table-cell>
          <table:table-cell table:style-name="ce9" table:formula="of:=IFERROR([.N57]-[.L57];&quot;&quot;)" office:value-type="float" office:value="0.222" calcext:value-type="float">
            <text:p>0.22</text:p>
          </table:table-cell>
          <table:table-cell table:style-name="ce9" table:formula="of:=IFERROR([.L57]-[.M57];&quot;&quot;)" office:value-type="float" office:value="0.168" calcext:value-type="float">
            <text:p>0.17</text:p>
          </table:table-cell>
          <table:table-cell table:number-columns-repeated="47"/>
        </table:table-row>
        <table:table-row table:style-name="ro3">
          <table:table-cell table:style-name="ce5"/>
          <table:table-cell table:style-name="ce11" table:number-columns-repeated="10"/>
          <table:table-cell table:style-name="ce15" table:formula="of:=IFERROR(AVERAGE([.B58:.K58]);&quot;&quot;)">
            <text:p/>
          </table:table-cell>
          <table:table-cell table:style-name="ce15" table:formula="of:=IF(MIN([.B58:.K58])=0;&quot;&quot;;MIN([.B58:.K58]))">
            <text:p/>
          </table:table-cell>
          <table:table-cell table:style-name="ce15" table:formula="of:=IF(MAX([.B58:.K58])=0;&quot;&quot;;MAX([.B58:.K58]))">
            <text:p/>
          </table:table-cell>
          <table:table-cell table:style-name="ce15" table:formula="of:=IFERROR([.N58]-[.M58];&quot;&quot;)">
            <text:p/>
          </table:table-cell>
          <table:table-cell table:style-name="ce18" table:formula="of:=IFERROR([.N58]-[.L58];&quot;&quot;)">
            <text:p/>
          </table:table-cell>
          <table:table-cell table:style-name="ce19" table:formula="of:=IFERROR([.L58]-[.M58];&quot;&quot;)">
            <text:p/>
          </table:table-cell>
          <table:table-cell table:number-columns-repeated="4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59:.K59]);&quot;&quot;)" office:value-type="float" office:value="13.5014285714286" calcext:value-type="float">
            <text:p>13.50</text:p>
          </table:table-cell>
          <table:table-cell table:style-name="ce7" table:formula="of:=IF(MIN([.B59:.K59])=0;&quot;&quot;;MIN([.B59:.K59]))" office:value-type="float" office:value="13.29" calcext:value-type="float">
            <text:p>13.29</text:p>
          </table:table-cell>
          <table:table-cell table:style-name="ce7" table:formula="of:=IF(MAX([.B59:.K59])=0;&quot;&quot;;MAX([.B59:.K59]))" office:value-type="float" office:value="13.71" calcext:value-type="float">
            <text:p>13.71</text:p>
          </table:table-cell>
          <table:table-cell table:style-name="ce7" table:formula="of:=IFERROR([.N59]-[.M59];&quot;&quot;)" office:value-type="float" office:value="0.420000000000002" calcext:value-type="float">
            <text:p>0.42</text:p>
          </table:table-cell>
          <table:table-cell table:style-name="ce9" table:formula="of:=IFERROR([.N59]-[.L59];&quot;&quot;)" office:value-type="float" office:value="0.20857142857143" calcext:value-type="float">
            <text:p>0.21</text:p>
          </table:table-cell>
          <table:table-cell table:style-name="ce9" table:formula="of:=IFERROR([.L59]-[.M59];&quot;&quot;)" office:value-type="float" office:value="0.211428571428572" calcext:value-type="float">
            <text:p>0.21</text:p>
          </table:table-cell>
          <table:table-cell table:number-columns-repeated="47"/>
        </table:table-row>
        <table:table-row table:style-name="ro3" table:number-rows-repeated="104851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GraphLight" table:style-name="ta2">
        <table:shapes>
          <draw:frame draw:z-index="0" draw:style-name="gr1" draw:text-style-name="P1" svg:width="20in" svg:height="9.5in" svg:x="0in" svg:y="0in">
            <draw:object draw:notify-on-update-of-ranges="Data.A2:Data.A32 Data.L2:Data.L32 Data.P2:Data.P32 Data.Q2:Data.Q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34:Data.A52 Data.L34:Data.L52 Data.P34:Data.P52 Data.Q34:Data.Q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table:shapes>
          <draw:frame draw:z-index="0" draw:style-name="gr1" draw:text-style-name="P1" svg:width="19.9941in" svg:height="9.1713in" svg:x="0in" svg:y="0in">
            <draw:object draw:notify-on-update-of-ranges="Data.A54:Data.A60 Data.L54:Data.L60 Data.P54:Data.P60 Data.Q54:Data.Q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9839in" fo:margin-bottom="0.9839in" fo:margin-left="0.748in" fo:margin-right="0.748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3:56:21.0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07-28T00:01:35.264000000</dc:date>
    <meta:editing-duration>P3DT4H22M8S</meta:editing-duration>
    <meta:editing-cycles>28</meta:editing-cycles>
    <meta:document-statistic meta:table-count="4" meta:cell-count="89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34:Data.P52" chart:error-lower-range="Data.Q34:Data.Q52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34:Data.P52" chart:error-lower-range="Data.Q34:Data.Q52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34:Data.P52" chart:error-lower-range="Data.Q34:Data.Q5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34:Data.A52 Data.L34:Data.L52" chart:data-source-has-labels="column" svg:x="0.615cm" svg:y="0.608cm" svg:width="45.616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34:Data.A52"/>
          </chart:axis>
          <chart:axis chart:dimension="y" chart:name="primary-y" chart:style-name="ch4">
            <chart:title svg:x="4.616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34:Data.L52" chart:class="chart:bar">
            <chart:error-indicator chart:style-name="ch9" chart:dimension="y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34:Data.A52</svg:desc>
                </draw:g>
              </table:table-cell>
              <table:table-cell office:value-type="float" office:value="1.919">
                <text:p>1.919</text:p>
                <draw:g>
                  <svg:desc>Data.L34:Data.L52</svg:desc>
                </draw:g>
              </table:table-cell>
              <table:table-cell office:value-type="float" office:value="0.171">
                <text:p>0.171</text:p>
                <draw:g>
                  <svg:desc>Data.P34:Data.P52</svg:desc>
                </draw:g>
              </table:table-cell>
              <table:table-cell office:value-type="float" office:value="0.179">
                <text:p>0.179</text:p>
                <draw:g>
                  <svg:desc>Data.Q34:Data.Q52</svg:desc>
                </draw:g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80000000000007">
                <text:p>0.0580000000000007</text:p>
              </table:table-cell>
              <table:table-cell office:value-type="float" office:value="0.0319999999999996">
                <text:p>0.0319999999999996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79999999999996">
                <text:p>0.0479999999999996</text:p>
              </table:table-cell>
              <table:table-cell office:value-type="float" office:value="0.0420000000000003">
                <text:p>0.0420000000000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3.634">
                <text:p>3.634</text:p>
              </table:table-cell>
              <table:table-cell office:value-type="float" office:value="0.0560000000000005">
                <text:p>0.0560000000000005</text:p>
              </table:table-cell>
              <table:table-cell office:value-type="float" office:value="0.0639999999999996">
                <text:p>0.0639999999999996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">
                <text:p>0.028</text:p>
              </table:table-cell>
              <table:table-cell office:value-type="float" office:value="0.0220000000000002">
                <text:p>0.022000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2" chart:error-lower-range="Data.Q2:Data.Q32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2" chart:error-lower-range="Data.Q2:Data.Q32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2" chart:error-lower-range="Data.Q2:Data.Q32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2 Data.L2:Data.L32" chart:data-source-has-labels="column" svg:x="0.511cm" svg:y="0.653cm" svg:width="45.733cm" svg:height="22.85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2"/>
          </chart:axis>
          <chart:axis chart:dimension="y" chart:name="primary-y" chart:style-name="ch4">
            <chart:title svg:x="4.616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2" chart:class="chart:bar">
            <chart:error-indicator chart:style-name="ch9" chart:dimension="y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2</svg:desc>
                </draw:g>
              </table:table-cell>
              <table:table-cell office:value-type="float" office:value="0.881">
                <text:p>0.881</text:p>
                <draw:g>
                  <svg:desc>Data.L2:Data.L32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2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2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0999999999999979">
                <text:p>0.00999999999999979</text:p>
              </table:table-cell>
              <table:table-cell office:value-type="float" office:value="0.0200000000000001">
                <text:p>0.0200000000000001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7">
                <text:p>0.0349999999999997</text:p>
              </table:table-cell>
              <table:table-cell office:value-type="float" office:value="0.0350000000000004">
                <text:p>0.0350000000000004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0000000000003">
                <text:p>0.0380000000000003</text:p>
              </table:table-cell>
              <table:table-cell office:value-type="float" office:value="0.0319999999999997">
                <text:p>0.0319999999999997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0.949">
                <text:p>0.949</text:p>
              </table:table-cell>
              <table:table-cell office:value-type="float" office:value="0.0210000000000001">
                <text:p>0.0210000000000001</text:p>
              </table:table-cell>
              <table:table-cell office:value-type="float" office:value="0.0189999999999998">
                <text:p>0.0189999999999998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1">
                <text:p>1</text:p>
              </table:table-cell>
              <table:table-cell office:value-type="float" office:value="0.0300000000000002">
                <text:p>0.0300000000000002</text:p>
              </table:table-cell>
              <table:table-cell office:value-type="float" office:value="0.0199999999999998">
                <text:p>0.0199999999999998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29999999999999">
                <text:p>0.0229999999999999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094">
                <text:p>1.094</text:p>
              </table:table-cell>
              <table:table-cell office:value-type="float" office:value="0.0160000000000002">
                <text:p>0.0160000000000002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0.975">
                <text:p>0.975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0250000000000002">
                <text:p>0.0250000000000002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1.47">
                <text:p>1.47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0300000000000002">
                <text:p>0.0300000000000002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54:Data.P60" chart:error-lower-range="Data.Q54:Data.Q60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54:Data.P60" chart:error-lower-range="Data.Q54:Data.Q60" chart:data-label-number="value" chart:data-label-text="false" chart:data-label-symbol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54:Data.P60" chart:error-lower-range="Data.Q54:Data.Q6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54:Data.A60 Data.L54:Data.L60" chart:data-source-has-labels="column" svg:x="2.89cm" svg:y="0.607cm" svg:width="43.434cm" svg:height="22.106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54:Data.A60"/>
          </chart:axis>
          <chart:axis chart:dimension="y" chart:name="primary-y" chart:style-name="ch4">
            <chart:title svg:x="4.615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54:Data.L60" chart:class="chart:bar">
            <chart:error-indicator chart:style-name="ch9" chart:dimension="y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missile</text:p>
                <draw:g>
                  <svg:desc>Data.A54:Data.A60</svg:desc>
                </draw:g>
              </table:table-cell>
              <table:table-cell office:value-type="float" office:value="8.285">
                <text:p>8.285</text:p>
                <draw:g>
                  <svg:desc>Data.L54:Data.L60</svg:desc>
                </draw:g>
              </table:table-cell>
              <table:table-cell office:value-type="float" office:value="0.0849999999999991">
                <text:p>0.0849999999999991</text:p>
                <draw:g>
                  <svg:desc>Data.P54:Data.P60</svg:desc>
                </draw:g>
              </table:table-cell>
              <table:table-cell office:value-type="float" office:value="0.0850000000000009">
                <text:p>0.0850000000000009</text:p>
                <draw:g>
                  <svg:desc>Data.Q54:Data.Q60</svg:desc>
                </draw:g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3">
                <text:p>0.20857142857143</text:p>
              </table:table-cell>
              <table:table-cell office:value-type="float" office:value="0.211428571428572">
                <text:p>0.211428571428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